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officeooo:rsid="00081014" officeooo:paragraph-rsid="00081014"/>
    </style:style>
    <style:style style:name="P2" style:family="paragraph" style:parent-style-name="Text_20_body">
      <style:paragraph-properties fo:margin-left="0in" fo:margin-right="0in" fo:text-indent="0in" style:auto-text-indent="false"/>
      <style:text-properties style:font-name="Instrument Serif" officeooo:rsid="00081014"/>
    </style:style>
    <style:style style:name="P3" style:family="paragraph" style:parent-style-name="Text_20_body">
      <style:paragraph-properties fo:margin-left="0in" fo:margin-right="0in" fo:text-indent="0in" style:auto-text-indent="false"/>
      <style:text-properties style:font-name="Instrument Serif" officeooo:rsid="00081014" officeooo:paragraph-rsid="000ac4b9"/>
    </style:style>
    <style:style style:name="P4" style:family="paragraph" style:parent-style-name="Text_20_body">
      <style:text-properties style:font-name="Instrument Serif" officeooo:rsid="00081014" officeooo:paragraph-rsid="000ac4b9"/>
    </style:style>
    <style:style style:name="P5" style:family="paragraph" style:parent-style-name="Text_20_body">
      <style:text-properties style:font-name="Instrument Serif" officeooo:rsid="000ac4b9" officeooo:paragraph-rsid="000ac4b9"/>
    </style:style>
    <style:style style:name="P6" style:family="paragraph" style:parent-style-name="Text_20_body">
      <style:text-properties style:font-name="Instrument Serif" officeooo:rsid="000bf7fa" officeooo:paragraph-rsid="000bf7fa"/>
    </style:style>
    <style:style style:name="P7" style:family="paragraph" style:parent-style-name="Text_20_body">
      <style:text-properties style:font-name="Instrument Serif" officeooo:rsid="00081014"/>
    </style:style>
    <style:style style:name="P8" style:family="paragraph" style:parent-style-name="Text_20_body">
      <style:text-properties style:font-name="Instrument Serif" officeooo:rsid="00092497" officeooo:paragraph-rsid="00092497"/>
    </style:style>
    <style:style style:name="T1" style:family="text">
      <style:text-properties style:font-name="Instrument Serif" officeooo:rsid="00081014"/>
    </style:style>
    <style:style style:name="T2" style:family="text">
      <style:text-properties style:text-underline-style="solid" style:text-underline-width="auto" style:text-underline-color="font-color"/>
    </style:style>
    <style:style style:name="T3" style:family="text">
      <style:text-properties officeooo:rsid="00092497"/>
    </style:style>
    <style:style style:name="T4" style:family="text">
      <style:text-properties officeooo:rsid="000a4275"/>
    </style:style>
    <style:style style:name="T5" style:family="text">
      <style:text-properties officeooo:rsid="000ac4b9"/>
    </style:style>
    <style:style style:name="T6" style:family="text">
      <style:text-properties officeooo:rsid="000bf7fa"/>
    </style:style>
    <style:style style:name="T7" style:family="text">
      <style:text-properties style:text-underline-style="solid" style:text-underline-width="auto" style:text-underline-color="font-color" officeooo:rsid="000ac4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By the freedom manifest in me as a supreme operator of the Consitition and by being the author of this series of letters and the laws of the United States of America, it is here briefly sketched a program and national idea:</text:span></text:p>
      <text:p text:style-name="P1"/>
      <text:p text:style-name="P2"><text:span text:style-name="T2">Section</text:span> <text:span text:style-name="T2">1</text:span>.  <text:span text:style-name="T2">Purpose</text:span>.  Superiority in <text:span text:style-name="T3">education learning knowing things and being able to do things such as what is needed for being able to refactor reality, it is really up to anyone. Anyways there is a bit of a epicyclic circle shirk going on with nested levels of groupthink </text:span><text:span text:style-name="T4">from every source of error, anyway I will leave that up to the reader to interpret however they will. Anyway I consider the stupidarity as to have peaked perhaps November 20th, so anyway, what is it we are doing here: A special set of materials and instructions that are highly interdiciplinary starting from proper understanding of the english language via inplementation of metafunction of functional systemic linquistics and so on and all of this sort of educational material that one can chain together to train man or machine to be able to think, and so on, it will be quite unusual and unexpected but yes, this is what you call good old fashioned hard ai and superintelligence mmkay. It's a way of applying science that is just better than all of the existing materials and mitwit videos, its a super course by old master who has rediscovered the ancient knowledge and unlocked the metasystem which can be understood as a the way of describing all systems and comparing the operations of a theory in detail. Anyway its all very wonderful, but thats the gist of it, I'm going to </text:span><text:span text:style-name="T5">fix education and science and stuff with pdfs, git, and videos, etc. </text:span><text:span text:style-name="T6">Have a nice day :)</text:span></text:p>
      <text:p text:style-name="P3"><text:span text:style-name="T2">Sec</text:span>. <text:span text:style-name="T2">2</text:span>.  <text:span text:style-name="T7">School supplies</text:span>  <text:span text:style-name="T5">Basics:</text:span></text:p>
      <text:p text:style-name="P4">(a)<text:span text:style-name="T6"> </text:span><text:span text:style-name="T5">14977421 BIC Crystal Pen or other Pen</text:span></text:p>
      <text:p text:style-name="P5">(b)<text:span text:style-name="T6"> </text:span>100209400 110 lb. cardstock or other 8.5" x 11" inch <text:span text:style-name="T6">cardstock or paper</text:span></text:p>
      <text:p text:style-name="P6">(c) whatever else you can get</text:p>
      <text:p text:style-name="P2"><text:span text:style-name="T2">Sec</text:span>. <text:span text:style-name="T7">3</text:span>.  <text:span text:style-name="T2">Policy</text:span>.  By all means:</text:p>
      <text:p text:style-name="P7">(a)  Get out of the <text:span text:style-name="T5">*</text:span>.</text:p>
      <text:p text:style-name="P7">(i)   Do <text:span text:style-name="T3">not obstruct.</text:span></text:p>
      <text:p text:style-name="P7">(ii)   <text:span text:style-name="T3">Do not be retarded.</text:span></text:p>
      <text:p text:style-name="P7">(iii)  <text:span text:style-name="T3">Play.</text:span></text:p>
      <text:p text:style-name="P8">(b) Ad-hoc</text:p>
      <text:p text:style-name="P5">(c) Harding Paper 24-2</text:p>
      <text:p text:style-name="P7">(<text:span text:style-name="T5">d</text:span>)  Thank you for your awareness of this policy.</text:p>
      <text:p text:style-name="P7"><text:s text:c="30"/>D<text:span text:style-name="T3">AVI</text:span>D <text:span text:style-name="T3">R</text:span>. <text:span text:style-name="T3">RICHARDS</text:span></text:p>
      <text:p text:style-name="P7"/>
      <text:p text:style-name="P7"><text:soft-page-break/><text:span text:style-name="T5">MY</text:span> HOUSE,</text:p>
      <text:p text:style-name="P7"/>
      <text:p text:style-name="P7"><text:s text:c="4"/>December 1<text:span text:style-name="T3">9</text:span>,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6T18:19:39.513215913</meta:creation-date>
    <dc:title>template</dc:title>
    <meta:editing-duration>PT2M35S</meta:editing-duration>
    <meta:editing-cycles>2</meta:editing-cycles>
    <meta:generator>LibreOffice/25.8.2.2$Linux_X86_64 LibreOffice_project/580$Build-2</meta:generator>
    <dc:date>2025-12-19T02:14:29.270789043</dc:date>
    <meta:document-statistic meta:table-count="0" meta:image-count="0" meta:object-count="0" meta:page-count="2" meta:paragraph-count="17" meta:word-count="376" meta:character-count="2122" meta:non-whitespace-character-count="1716"/>
    <meta:template xlink:type="simple" xlink:actuate="onRequest" xlink:title="template" xlink:href="../.config/libreoffice/4/user/template/template.ott" meta:date="2025-12-16T18:19:38.764425728"/>
  </office:meta>
</office:document-meta>
</file>